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89.35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67.75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19)" table:style-name="ta1">
        <table:shapes>
          <draw:frame draw:z-index="0" draw:style-name="gr1" draw:text-style-name="P1" svg:width="453.51pt" svg:height="255.09pt" svg:x="76.54pt" svg:y="339.31pt">
            <loext:p draw:notify-on-update-of-ranges="'grafana_data_export(19)'.B1:'grafana_data_export(19)'.B1 'grafana_data_export(19)'.B2:'grafana_data_export(19)'.B25 'grafana_data_export(19)'.C1:'grafana_data_export(19)'.C1 'grafana_data_export(19)'.C2:'grafana_data_export(19)'.C25 'grafana_data_export(19)'.D1:'grafana_data_export(19)'.D1 'grafana_data_export(19)'.D2:'grafana_data_export(19)'.D25 'grafana_data_export(19)'.E1:'grafana_data_export(19)'.E1 'grafana_data_export(19)'.E2:'grafana_data_export(19)'.E25 'grafana_data_export(19)'.H1:'grafana_data_export(19)'.H1 'grafana_data_export(19)'.H2:'grafana_data_export(19)'.H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Middletier</text:p>
          </table:table-cell>
          <table:table-cell office:value-type="string" calcext:value-type="string">
            <text:p>CPU Limit</text:p>
          </table:table-cell>
          <table:table-cell office:value-type="string" calcext:value-type="string">
            <text:p>CPU Node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cfp.distinct {hostname: 10.0.11.64}</text:p>
          </table:table-cell>
          <table:table-cell office:value-type="string" calcext:value-type="string">
            <text:p>fpm.distinct {hostname: 10.0.11.64}</text:p>
          </table:table-cell>
          <table:table-cell office:value-type="string" calcext:value-type="string">
            <text:p>FPM Middletier (FPM Node, CFP Node)</text:p>
          </table:table-cell>
          <table:table-cell office:value-type="string" calcext:value-type="string">
            <text:p>test_results.fail_count_elapsed</text:p>
          </table:table-cell>
        </table:table-row>
        <table:table-row table:style-name="ro1">
          <table:table-cell office:value-type="string" calcext:value-type="string">
            <text:p>2017-07-27T12:12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5.87766426116532" calcext:value-type="float">
            <text:p>5.87766426116532</text:p>
          </table:table-cell>
          <table:table-cell office:value-type="float" office:value="5.6" calcext:value-type="float">
            <text:p>5.6</text:p>
          </table:table-cell>
          <table:table-cell office:value-type="float" office:value="6.6" calcext:value-type="float">
            <text:p>6.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07-27T12:13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office:value-type="float" office:value="0" calcext:value-type="float">
            <text:p>0</text:p>
          </table:table-cell>
          <table:table-cell office:value-type="float" office:value="634.340975540677" calcext:value-type="float">
            <text:p>634.340975540677</text:p>
          </table:table-cell>
          <table:table-cell office:value-type="float" office:value="635.2" calcext:value-type="float">
            <text:p>635.2</text:p>
          </table:table-cell>
          <table:table-cell office:value-type="float" office:value="645.8" calcext:value-type="float">
            <text:p>645.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07-27T12:14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632.468844181501" calcext:value-type="float">
            <text:p>632.468844181501</text:p>
          </table:table-cell>
          <table:table-cell office:value-type="float" office:value="634" calcext:value-type="float">
            <text:p>634</text:p>
          </table:table-cell>
          <table:table-cell office:value-type="float" office:value="621.2" calcext:value-type="float">
            <text:p>621.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7-27T12:15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632.201241784296" calcext:value-type="float">
            <text:p>632.201241784296</text:p>
          </table:table-cell>
          <table:table-cell office:value-type="float" office:value="631.6" calcext:value-type="float">
            <text:p>631.6</text:p>
          </table:table-cell>
          <table:table-cell office:value-type="float" office:value="636" calcext:value-type="float">
            <text:p>63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7-27T12:16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6.75000667572" calcext:value-type="float">
            <text:p>986.75000667572</text:p>
          </table:table-cell>
          <table:table-cell office:value-type="float" office:value="0" calcext:value-type="float">
            <text:p>0</text:p>
          </table:table-cell>
          <table:table-cell office:value-type="float" office:value="631.799705376275" calcext:value-type="float">
            <text:p>631.799705376275</text:p>
          </table:table-cell>
          <table:table-cell office:value-type="float" office:value="626.2" calcext:value-type="float">
            <text:p>626.2</text:p>
          </table:table-cell>
          <table:table-cell office:value-type="float" office:value="625" calcext:value-type="float">
            <text:p>62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7T12:17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631.66583634717" calcext:value-type="float">
            <text:p>631.66583634717</text:p>
          </table:table-cell>
          <table:table-cell office:value-type="float" office:value="639.4" calcext:value-type="float">
            <text:p>639.4</text:p>
          </table:table-cell>
          <table:table-cell office:value-type="float" office:value="631.4" calcext:value-type="float">
            <text:p>631.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2:18:00+02:00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985.249996185303" calcext:value-type="float">
            <text:p>985.249996185303</text:p>
          </table:table-cell>
          <table:table-cell office:value-type="float" office:value="0" calcext:value-type="float">
            <text:p>0</text:p>
          </table:table-cell>
          <table:table-cell office:value-type="float" office:value="631.66583634717" calcext:value-type="float">
            <text:p>631.66583634717</text:p>
          </table:table-cell>
          <table:table-cell office:value-type="float" office:value="640.8" calcext:value-type="float">
            <text:p>640.8</text:p>
          </table:table-cell>
          <table:table-cell office:value-type="float" office:value="627" calcext:value-type="float">
            <text:p>62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7T12:19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631.933533127336" calcext:value-type="float">
            <text:p>631.933533127336</text:p>
          </table:table-cell>
          <table:table-cell office:value-type="float" office:value="620.8" calcext:value-type="float">
            <text:p>620.8</text:p>
          </table:table-cell>
          <table:table-cell office:value-type="float" office:value="629" calcext:value-type="float">
            <text:p>6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07-27T12:20:00+02:00</text:p>
          </table:table-cell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office:value-type="float" office:value="631.397974798458" calcext:value-type="float">
            <text:p>631.397974798458</text:p>
          </table:table-cell>
          <table:table-cell office:value-type="float" office:value="631.2" calcext:value-type="float">
            <text:p>631.2</text:p>
          </table:table-cell>
          <table:table-cell office:value-type="float" office:value="636.4" calcext:value-type="float">
            <text:p>636.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7T12:21:00+02:00</text:p>
          </table:table-cell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630.862161694141" calcext:value-type="float">
            <text:p>630.862161694141</text:p>
          </table:table-cell>
          <table:table-cell office:value-type="float" office:value="631.2" calcext:value-type="float">
            <text:p>631.2</text:p>
          </table:table-cell>
          <table:table-cell office:value-type="float" office:value="633" calcext:value-type="float">
            <text:p>6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7-27T12:22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631.26395728329" calcext:value-type="float">
            <text:p>631.26395728329</text:p>
          </table:table-cell>
          <table:table-cell office:value-type="float" office:value="640.4" calcext:value-type="float">
            <text:p>640.4</text:p>
          </table:table-cell>
          <table:table-cell office:value-type="float" office:value="632.8" calcext:value-type="float">
            <text:p>632.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2:23:00+02:00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631.531749621058" calcext:value-type="float">
            <text:p>631.531749621058</text:p>
          </table:table-cell>
          <table:table-cell office:value-type="float" office:value="638.6" calcext:value-type="float">
            <text:p>638.6</text:p>
          </table:table-cell>
          <table:table-cell office:value-type="float" office:value="625.6" calcext:value-type="float">
            <text:p>625.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07-27T12:24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office:value-type="float" office:value="631.263923726469" calcext:value-type="float">
            <text:p>631.263923726469</text:p>
          </table:table-cell>
          <table:table-cell office:value-type="float" office:value="636.6" calcext:value-type="float">
            <text:p>636.6</text:p>
          </table:table-cell>
          <table:table-cell office:value-type="float" office:value="634.4" calcext:value-type="float">
            <text:p>634.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2:25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0" calcext:value-type="float">
            <text:p>0</text:p>
          </table:table-cell>
          <table:table-cell office:value-type="float" office:value="631.129991076026" calcext:value-type="float">
            <text:p>631.129991076026</text:p>
          </table:table-cell>
          <table:table-cell office:value-type="float" office:value="631.8" calcext:value-type="float">
            <text:p>631.8</text:p>
          </table:table-cell>
          <table:table-cell office:value-type="float" office:value="626.2" calcext:value-type="float">
            <text:p>626.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2:26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631.665541896801" calcext:value-type="float">
            <text:p>631.665541896801</text:p>
          </table:table-cell>
          <table:table-cell office:value-type="float" office:value="636.4" calcext:value-type="float">
            <text:p>636.4</text:p>
          </table:table-cell>
          <table:table-cell office:value-type="float" office:value="630.4" calcext:value-type="float">
            <text:p>630.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2:27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office:value-type="float" office:value="0" calcext:value-type="float">
            <text:p>0</text:p>
          </table:table-cell>
          <table:table-cell office:value-type="float" office:value="631.129856975251" calcext:value-type="float">
            <text:p>631.129856975251</text:p>
          </table:table-cell>
          <table:table-cell office:value-type="float" office:value="618.8" calcext:value-type="float">
            <text:p>618.8</text:p>
          </table:table-cell>
          <table:table-cell office:value-type="float" office:value="630.4" calcext:value-type="float">
            <text:p>630.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7-27T12:28:00+02:0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" calcext:value-type="float">
            <text:p>0</text:p>
          </table:table-cell>
          <table:table-cell office:value-type="float" office:value="676.564083935497" calcext:value-type="float">
            <text:p>676.564083935497</text:p>
          </table:table-cell>
          <table:table-cell office:value-type="float" office:value="680.2" calcext:value-type="float">
            <text:p>680.2</text:p>
          </table:table-cell>
          <table:table-cell office:value-type="float" office:value="681.2" calcext:value-type="float">
            <text:p>681.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2:29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office:value-type="float" office:value="0" calcext:value-type="float">
            <text:p>0</text:p>
          </table:table-cell>
          <table:table-cell office:value-type="float" office:value="801.524538017078" calcext:value-type="float">
            <text:p>801.524538017078</text:p>
          </table:table-cell>
          <table:table-cell office:value-type="float" office:value="800.6" calcext:value-type="float">
            <text:p>800.6</text:p>
          </table:table-cell>
          <table:table-cell office:value-type="float" office:value="793" calcext:value-type="float">
            <text:p>79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2:30:00+02: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85.249996185303" calcext:value-type="float">
            <text:p>985.2499961853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7-27T12:31:00+02: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7T12:32:00+02:0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0.0000000000336159988734153" calcext:value-type="float">
            <text:p>3.36159988734153E-11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07-27T12:33:00+02:00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7T12:34:00+02:0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986.999988555908" calcext:value-type="float">
            <text:p>986.9999885559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7-27T12:35:00+02:00</text:p>
          </table:table-cell>
          <table:table-cell table:number-columns-repeated="7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2:43:18.684874801</dc:date>
    <meta:editing-duration>PT6M25S</meta:editing-duration>
    <meta:editing-cycles>1</meta:editing-cycles>
    <meta:document-statistic meta:table-count="1" meta:cell-count="225" meta:object-count="1"/>
    <meta:generator>LibreOffice/5.2.7.2$Linux_X86_64 LibreOffice_project/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383cm" svg:y="2.955cm" style:legend-expansion="high" chart:style-name="ch2"/>
        <chart:plot-area chart:style-name="ch3" table:cell-range-address="'grafana_data_export(19)'.B1:'grafana_data_export(19)'.E25 'grafana_data_export(19)'.H1:'grafana_data_export(19)'.H25" chart:data-source-has-labels="row" svg:x="0.32cm" svg:y="0.18cm" svg:width="8.743cm" svg:height="8.64cm">
          <chartooo:coordinate-region svg:x="1.344cm" svg:y="0.389cm" svg:width="7.719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19)'.B2:'grafana_data_export(19)'.B25" chart:label-cell-address="'grafana_data_export(19)'.B1:'grafana_data_export(19)'.B1" chart:class="chart:line">
            <chart:data-point chart:repeated="24"/>
          </chart:series>
          <chart:series chart:style-name="ch7" chart:values-cell-range-address="'grafana_data_export(19)'.C2:'grafana_data_export(19)'.C25" chart:label-cell-address="'grafana_data_export(19)'.C1:'grafana_data_export(19)'.C1" chart:class="chart:line">
            <chart:data-point chart:repeated="24"/>
          </chart:series>
          <chart:series chart:style-name="ch8" chart:values-cell-range-address="'grafana_data_export(19)'.D2:'grafana_data_export(19)'.D25" chart:label-cell-address="'grafana_data_export(19)'.D1:'grafana_data_export(19)'.D1" chart:class="chart:line">
            <chart:data-point chart:repeated="24"/>
          </chart:series>
          <chart:series chart:style-name="ch9" chart:values-cell-range-address="'grafana_data_export(19)'.E2:'grafana_data_export(19)'.E25" chart:label-cell-address="'grafana_data_export(19)'.E1:'grafana_data_export(19)'.E1" chart:class="chart:line">
            <chart:data-point chart:repeated="24"/>
          </chart:series>
          <chart:series chart:style-name="ch10" chart:values-cell-range-address="'grafana_data_export(19)'.H2:'grafana_data_export(19)'.H25" chart:label-cell-address="'grafana_data_export(19)'.H1:'grafana_data_export(19)'.H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19)'.B1:'grafana_data_export(19)'.B1</svg:desc>
                </draw:g>
              </table:table-cell>
              <table:table-cell office:value-type="string">
                <text:p>CPU Limit</text:p>
                <draw:g>
                  <svg:desc>'grafana_data_export(19)'.C1:'grafana_data_export(19)'.C1</svg:desc>
                </draw:g>
              </table:table-cell>
              <table:table-cell office:value-type="string">
                <text:p>CPU Node</text:p>
                <draw:g>
                  <svg:desc>'grafana_data_export(19)'.D1:'grafana_data_export(19)'.D1</svg:desc>
                </draw:g>
              </table:table-cell>
              <table:table-cell office:value-type="string">
                <text:p>CFP Middletier</text:p>
                <draw:g>
                  <svg:desc>'grafana_data_export(19)'.E1:'grafana_data_export(19)'.E1</svg:desc>
                </draw:g>
              </table:table-cell>
              <table:table-cell office:value-type="string">
                <text:p>FPM Middletier (FPM Node, CFP Node)</text:p>
                <draw:g>
                  <svg:desc>'grafana_data_export(19)'.H1:'grafana_data_export(19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'grafana_data_export(19)'.B2:'grafana_data_export(19)'.B25</svg:desc>
                </draw:g>
              </table:table-cell>
              <table:table-cell office:value-type="float" office:value="1000">
                <text:p>1000</text:p>
                <draw:g>
                  <svg:desc>'grafana_data_export(19)'.C2:'grafana_data_export(19)'.C25</svg:desc>
                </draw:g>
              </table:table-cell>
              <table:table-cell office:value-type="float" office:value="986.000001430512">
                <text:p>986.000001430512</text:p>
                <draw:g>
                  <svg:desc>'grafana_data_export(19)'.D2:'grafana_data_export(19)'.D25</svg:desc>
                </draw:g>
              </table:table-cell>
              <table:table-cell office:value-type="float" office:value="0">
                <text:p>0</text:p>
                <draw:g>
                  <svg:desc>'grafana_data_export(19)'.E2:'grafana_data_export(19)'.E25</svg:desc>
                </draw:g>
              </table:table-cell>
              <table:table-cell office:value-type="float" office:value="6.6">
                <text:p>6.6</text:p>
                <draw:g>
                  <svg:desc>'grafana_data_export(19)'.H2:'grafana_data_export(19)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  <table:table-cell office:value-type="float" office:value="0">
                <text:p>0</text:p>
              </table:table-cell>
              <table:table-cell office:value-type="float" office:value="645.8">
                <text:p>64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621.2">
                <text:p>62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6.75000667572">
                <text:p>986.75000667572</text:p>
              </table:table-cell>
              <table:table-cell office:value-type="float" office:value="0">
                <text:p>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631.4">
                <text:p>63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1000">
                <text:p>1000</text:p>
              </table:table-cell>
              <table:table-cell office:value-type="float" office:value="985.249996185303">
                <text:p>985.249996185303</text:p>
              </table:table-cell>
              <table:table-cell office:value-type="float" office:value="0">
                <text:p>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636.4">
                <text:p>63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632.8">
                <text:p>63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625.6">
                <text:p>62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634.4">
                <text:p>63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5.750019550324">
                <text:p>985.750019550324</text:p>
              </table:table-cell>
              <table:table-cell office:value-type="float" office:value="0">
                <text:p>0</text:p>
              </table:table-cell>
              <table:table-cell office:value-type="float" office:value="626.2">
                <text:p>626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630.4">
                <text:p>63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985.499978065491">
                <text:p>985.499978065491</text:p>
              </table:table-cell>
              <table:table-cell office:value-type="float" office:value="0">
                <text:p>0</text:p>
              </table:table-cell>
              <table:table-cell office:value-type="float" office:value="630.4">
                <text:p>63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">
                <text:p>0</text:p>
              </table:table-cell>
              <table:table-cell office:value-type="float" office:value="681.2">
                <text:p>68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  <table:table-cell office:value-type="float" office:value="0">
                <text:p>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985.249996185303">
                <text:p>985.249996185303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986.249983310699">
                <text:p>986.249983310699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986.000001430512">
                <text:p>986.000001430512</text:p>
              </table:table-cell>
              <table:table-cell office:value-type="float" office:value="0.0000000000336159988734153">
                <text:p>0.00000000003361599887341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986.500024795532">
                <text:p>986.500024795532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986.999988555908">
                <text:p>986.999988555908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